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par fiche</text:h>
      <text:p text:style-name="Text_20_body">N° Document Note 2013/&lt;&lt;NUM_PIECE&gt;&gt;</text:p>
      <text:p text:style-name="Standard">&lt;&lt;QUICKCODE&gt;&gt; à acheter &lt;&lt;ACHATPARCLIENT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5:36:35</meta:creation-date>
    <dc:date>2013-12-11T19:18:32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" meta:word-count="11" meta:character-count="91" meta:non-whitespace-character-count="83"/>
  </office:meta>
</office:document-meta>
</file>